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1cm" svg:stroke-color="#333333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hatch" draw:fill-hatch-name="Black_20_45_20_Degrees" draw:textarea-vertical-align="middle"/>
    </style:style>
    <style:style style:name="gr7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9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style:text-position="sub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6.6cm" svg:x2="2cm" svg:y2="2.8cm">
          <text:p/>
        </draw:line>
        <draw:line draw:style-name="gr2" draw:text-style-name="P1" draw:layer="layout" svg:x1="2cm" svg:y1="16.6cm" svg:x2="14.8cm" svg:y2="16.6cm">
          <text:p/>
        </draw:line>
        <draw:frame draw:style-name="gr3" draw:layer="layout" svg:width="1.416cm" svg:height="1.171cm" svg:x="0.384cm" svg:y="6.4cm">
          <draw:text-box>
            <text:p>P<text:span text:style-name="T1">ext</text:span></text:p>
          </draw:text-box>
        </draw:frame>
        <draw:frame draw:style-name="gr3" draw:layer="layout" svg:width="0.925cm" svg:height="0.962cm" svg:x="0.875cm" svg:y="2.2cm">
          <draw:text-box>
            <text:p>P</text:p>
          </draw:text-box>
        </draw:frame>
        <draw:frame draw:style-name="gr3" draw:layer="layout" svg:width="1.128cm" svg:height="1.171cm" svg:x="10.672cm" svg:y="16.8cm">
          <draw:text-box>
            <text:p>V<text:span text:style-name="T1">2</text:span></text:p>
          </draw:text-box>
        </draw:frame>
        <draw:frame draw:style-name="gr3" draw:layer="layout" svg:width="1.128cm" svg:height="1.171cm" svg:x="4.4cm" svg:y="16.829cm">
          <draw:text-box>
            <text:p>V<text:span text:style-name="T1">1</text:span></text:p>
          </draw:text-box>
        </draw:frame>
        <draw:line draw:style-name="gr4" draw:text-style-name="P1" draw:layer="layout" svg:x1="2cm" svg:y1="7cm" svg:x2="13.4cm" svg:y2="7cm">
          <text:p/>
        </draw:line>
        <draw:custom-shape draw:style-name="gr5" draw:text-style-name="P1" draw:layer="layout" svg:width="7cm" svg:height="9.6cm" svg:x="4.4cm" svg:y="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28cm" svg:height="1.171cm" svg:x="5.8cm" svg:y="11cm">
          <draw:text-box>
            <text:p>Area = P<text:span text:style-name="T1">ext</text:span><text:span text:style-name="T2">Δ</text:span>V</text:p>
          </draw:text-box>
        </draw:frame>
        <draw:frame draw:style-name="gr3" draw:layer="layout" svg:width="0.925cm" svg:height="0.962cm" svg:x="13.475cm" svg:y="17.038cm">
          <draw:text-box>
            <text:p>V</text:p>
          </draw:text-box>
        </draw:frame>
        <draw:line draw:style-name="gr1" draw:text-style-name="P1" draw:layer="layout" svg:x1="15.1cm" svg:y1="16.6cm" svg:x2="15.1cm" svg:y2="2.8cm">
          <text:p/>
        </draw:line>
        <draw:line draw:style-name="gr2" draw:text-style-name="P1" draw:layer="layout" svg:x1="15.1cm" svg:y1="16.6cm" svg:x2="27.9cm" svg:y2="16.6cm">
          <text:p/>
        </draw:line>
        <draw:frame draw:style-name="gr3" draw:layer="layout" svg:width="1.128cm" svg:height="1.171cm" svg:x="13.984cm" svg:y="6.4cm">
          <draw:text-box>
            <text:p>P<text:span text:style-name="T1">1</text:span></text:p>
          </draw:text-box>
        </draw:frame>
        <draw:frame draw:style-name="gr3" draw:layer="layout" svg:width="0.925cm" svg:height="0.962cm" svg:x="13.975cm" svg:y="2.2cm">
          <draw:text-box>
            <text:p>P</text:p>
          </draw:text-box>
        </draw:frame>
        <draw:frame draw:style-name="gr3" draw:layer="layout" svg:width="1.128cm" svg:height="1.171cm" svg:x="23.772cm" svg:y="16.8cm">
          <draw:text-box>
            <text:p>V<text:span text:style-name="T1">2</text:span></text:p>
          </draw:text-box>
        </draw:frame>
        <draw:frame draw:style-name="gr3" draw:layer="layout" svg:width="1.128cm" svg:height="1.171cm" svg:x="17.5cm" svg:y="16.829cm">
          <draw:text-box>
            <text:p>V<text:span text:style-name="T1">1</text:span></text:p>
          </draw:text-box>
        </draw:frame>
        <draw:frame draw:style-name="gr3" draw:layer="layout" svg:width="0.925cm" svg:height="0.962cm" svg:x="26.575cm" svg:y="17.038cm">
          <draw:text-box>
            <text:p>V</text:p>
          </draw:text-box>
        </draw:frame>
        <draw:frame draw:style-name="gr3" draw:layer="layout" svg:width="1.128cm" svg:height="1.171cm" svg:x="14cm" svg:y="10.2cm">
          <draw:text-box>
            <text:p>P<text:span text:style-name="T1">2</text:span></text:p>
          </draw:text-box>
        </draw:frame>
        <draw:line draw:style-name="gr4" draw:text-style-name="P1" draw:layer="layout" svg:x1="15.112cm" svg:y1="7cm" svg:x2="26.512cm" svg:y2="7cm">
          <text:p/>
        </draw:line>
        <draw:line draw:style-name="gr4" draw:text-style-name="P1" draw:layer="layout" svg:x1="15.112cm" svg:y1="10.7cm" svg:x2="26.512cm" svg:y2="10.7cm">
          <text:p/>
        </draw:line>
        <draw:polygon draw:style-name="gr6" draw:text-style-name="P1" draw:layer="layout" svg:width="6.799cm" svg:height="9.599cm" svg:x="17.4cm" svg:y="7cm" svg:viewBox="0 0 6800 9600" draw:points="0,0 0,9600 6800,9600 6800,3700 5492,3400 4708,3200 4185,3000 3662,2800 2877,2400 2354,2000 1308,1400 523,800">
          <text:p/>
        </draw:polygon>
        <draw:custom-shape draw:style-name="gr7" draw:text-style-name="P1" draw:layer="layout" svg:width="6.8cm" svg:height="5.9cm" svg:x="17.4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448cm" svg:height="0.763cm" svg:x="21.552cm" svg:y="7.837cm">
          <draw:text-box>
            <text:p><text:span text:style-name="T3">Ideal gas EOS</text:span></text:p>
          </draw:text-box>
        </draw:frame>
        <draw:line draw:style-name="gr9" draw:text-style-name="P1" draw:layer="layout" svg:x1="21.6cm" svg:y1="8.6cm" svg:x2="21cm" svg:y2="9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s_20_1" draw:display-name="Arrowheads 1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7T17:18:52.733153814</dc:date>
    <meta:editing-duration>P2DT3H57S</meta:editing-duration>
    <meta:editing-cycles>14</meta:editing-cycles>
    <meta:generator>LibreOffice/4.2.8.2$Linux_X86_64 LibreOffice_project/420m0$Build-2</meta:generator>
    <meta:document-statistic meta:object-count="47"/>
  </office:meta>
</office:document-meta>
</file>